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outline1">
      <style:graphic-properties fo:min-height="8.884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r4" style:family="presentation" style:parent-style-name="DNA-subtitle">
      <style:graphic-properties draw:fill-color="#ffffff" fo:min-height="9.134cm"/>
      <style:paragraph-properties style:writing-mode="lr-tb"/>
    </style:style>
    <style:style style:name="pr5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33pt" style:font-size-asian="33pt" style:font-size-complex="33pt"/>
    </style:style>
    <style:style style:name="P7" style:family="paragraph">
      <loext:graphic-properties draw:fill-color="#ffffff"/>
      <style:text-properties fo:font-size="33pt" style:font-size-asian="33pt" style:font-size-complex="33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050505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2a6099" fo:font-size="24pt" style:font-size-asian="24pt" style:font-size-complex="24pt"/>
    </style:style>
    <style:style style:name="T4" style:family="text">
      <style:text-properties fo:color="#158466"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3465a4" fo:font-size="40pt" style:font-size-asian="40pt" style:font-size-complex="40pt"/>
    </style:style>
    <style:style style:name="T7" style:family="text">
      <style:text-properties fo:color="#00a933" fo:font-size="33pt" style:font-size-asian="33pt" style:font-size-complex="33pt"/>
    </style:style>
    <style:style style:name="T8" style:family="text">
      <style:text-properties fo:font-size="33pt" style:font-size-asian="33pt" style:font-size-complex="33pt"/>
    </style:style>
    <style:style style:name="T9" style:family="text">
      <style:text-properties fo:color="#2a6099" fo:font-size="33pt" style:font-size-asian="33pt" style:font-size-complex="33pt"/>
    </style:style>
    <style:style style:name="T10" style:family="text">
      <style:text-properties fo:color="#2a6099"/>
    </style:style>
    <style:style style:name="T11" style:family="text">
      <style:text-properties fo:color="#1584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2" draw:layer="layout" svg:width="22.5cm" svg:height="3.745cm" svg:x="4.5cm" svg:y="0.028cm" presentation:class="title" presentation:user-transformed="true">
          <draw:text-box>
            <text:p text:style-name="P1"><text:span text:style-name="T1">Building Community Infrastructures </text:span><text:span text:style-name="T1"><text:line-break/></text:span><text:span text:style-name="T1">for </text:span><text:span text:style-name="T1"><text:line-break/></text:span><text:span text:style-name="T1">the Internet Cyberspace</text:span><text:span text:style-name="T1"><text:line-break/></text:span><text:span text:style-name="T1">by </text:span><text:span text:style-name="T2">“</text:span><text:span text:style-name="T3">Mert</text:span><text:span text:style-name="T2"> </text:span><text:span text:style-name="T4">Gör</text:span><text:span text:style-name="T2">” GFDL1v.3 or any later</text:span></text:p>
          </draw:text-box>
        </draw:frame>
        <draw:frame presentation:style-name="pr2" draw:text-style-name="P3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3"><text:span text:style-name="T5"/></text:p>
                <text:p text:style-name="P3"><text:span text:style-name="T6">converging platforms as in matter </text:span><text:span text:style-name="T6">hardware, software and science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3"><text:span text:style-name="T6"><text:s text:c="6"/></text:span><text:span text:style-name="T6">for 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6">multi dimensional multi accessible </text:span><text:span text:style-name="T6">nonstop working communiti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0">
        <office:forms form:automatic-focus="false" form:apply-design-mode="false"/>
        <draw:frame presentation:style-name="pr1" draw:layer="layout" svg:width="22.5cm" svg:height="3.745cm" svg:x="4.5cm" svg:y="0.028cm" presentation:class="title" presentation:user-transformed="true">
          <draw:text-box>
            <text:p text:style-name="P5"><text:span text:style-name="T1">Building Community Infrastructures </text:span><text:span text:style-name="T1"><text:line-break/></text:span><text:span text:style-name="T1">for </text:span><text:span text:style-name="T1"><text:line-break/></text:span><text:span text:style-name="T1">the Internet Cyberspace</text:span><text:span text:style-name="T1"><text:line-break/></text:span><text:span text:style-name="T1">by </text:span><text:span text:style-name="T2">“</text:span><text:span text:style-name="T3">Mert</text:span><text:span text:style-name="T2"> </text:span><text:span text:style-name="T4">Gör</text:span><text:span text:style-name="T2">” GFDL1v.3 or any later</text:span></text:p>
          </draw:text-box>
        </draw:frame>
        <draw:frame presentation:style-name="pr4" draw:text-style-name="P7" draw:layer="layout" svg:width="22.5cm" svg:height="9.134cm" svg:x="4.5cm" svg:y="3.8cm" presentation:class="subtitle">
          <draw:text-box>
            <text:p text:style-name="P6"><text:span text:style-name="T7">Building Community Infrastructures </text:span></text:p>
            <text:p text:style-name="P6"><text:span text:style-name="T8">for </text:span></text:p>
            <text:p text:style-name="P6"><text:span text:style-name="T8">the </text:span><text:span text:style-name="T9">Internet Cyberspace</text:span></text:p>
          </draw:text-box>
        </draw:frame>
        <presentation:notes draw:style-name="dp3">
          <draw:page-thumbnail draw:style-name="gr1" draw:layer="layout" svg:width="17cm" svg:height="9.56cm" svg:x="2cm" svg:y="2.5cm" draw:page-number="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0">
        <office:forms form:automatic-focus="false" form:apply-design-mode="false"/>
        <draw:frame presentation:style-name="pr1" draw:layer="layout" svg:width="22.5cm" svg:height="3.745cm" svg:x="4.5cm" svg:y="0.028cm" presentation:class="title" presentation:user-transformed="true">
          <draw:text-box>
            <text:p text:style-name="P5"><text:span text:style-name="T1">Building Community Infrastructures </text:span><text:span text:style-name="T1"><text:line-break/></text:span><text:span text:style-name="T1">for </text:span><text:span text:style-name="T1"><text:line-break/></text:span><text:span text:style-name="T1">the Internet Cyberspace</text:span><text:span text:style-name="T1"><text:line-break/></text:span><text:span text:style-name="T1">by </text:span><text:span text:style-name="T2">“</text:span><text:span text:style-name="T3">Mert</text:span><text:span text:style-name="T2"> </text:span><text:span text:style-name="T4">Gör</text:span><text:span text:style-name="T2">” GFDL1v.3 or any later</text:span></text:p>
          </draw:text-box>
        </draw:frame>
        <draw:frame presentation:style-name="pr4" draw:text-style-name="P8" draw:layer="layout" svg:width="22.5cm" svg:height="9.134cm" svg:x="4.5cm" svg:y="3.8cm" presentation:class="subtitle">
          <draw:text-box>
            <text:p>Systems Programming</text:p>
            <text:p>+</text:p>
            <text:p>Security</text:p>
            <text:p>=</text:p>
            <text:p>Systems Programming</text:p>
            <text:p>&gt;&gt; <text:span text:style-name="T10">clouds</text:span>.<text:span text:style-name="T11">tx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0">
        <office:forms form:automatic-focus="false" form:apply-design-mode="false"/>
        <draw:frame presentation:style-name="pr1" draw:layer="layout" svg:width="22.5cm" svg:height="3.745cm" svg:x="4.5cm" svg:y="0.028cm" presentation:class="title" presentation:user-transformed="true">
          <draw:text-box>
            <text:p text:style-name="P5"><text:span text:style-name="T1">Building Community Infrastructures </text:span><text:span text:style-name="T1"><text:line-break/></text:span><text:span text:style-name="T1">for </text:span><text:span text:style-name="T1"><text:line-break/></text:span><text:span text:style-name="T1">the Internet Cyberspace</text:span><text:span text:style-name="T1"><text:line-break/></text:span><text:span text:style-name="T1">by </text:span><text:span text:style-name="T2">“</text:span><text:span text:style-name="T3">Mert</text:span><text:span text:style-name="T2"> </text:span><text:span text:style-name="T4">Gör</text:span><text:span text:style-name="T2">” GFDL1v.3 or any later</text:span></text:p>
          </draw:text-box>
        </draw:frame>
        <draw:frame presentation:style-name="pr4" draw:text-style-name="P8" draw:layer="layout" svg:width="22.5cm" svg:height="9.134cm" svg:x="4.5cm" svg:y="3.8cm" presentation:class="subtitle">
          <draw:text-box>
            <text:p>Any device that runs over network</text:p>
            <text:p>+</text:p>
            <text:p>Any device <text:span text:style-name="T10">24</text:span>/<text:span text:style-name="T11">7 </text:span>supported with a convergent approa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0">
        <office:forms form:automatic-focus="false" form:apply-design-mode="false"/>
        <draw:frame presentation:style-name="pr1" draw:layer="layout" svg:width="22.5cm" svg:height="3.745cm" svg:x="4.5cm" svg:y="0.028cm" presentation:class="title" presentation:user-transformed="true">
          <draw:text-box>
            <text:p text:style-name="P5"><text:span text:style-name="T1">Building Community Infrastructures </text:span><text:span text:style-name="T1"><text:line-break/></text:span><text:span text:style-name="T1">for </text:span><text:span text:style-name="T1"><text:line-break/></text:span><text:span text:style-name="T1">the Internet Cyberspace</text:span><text:span text:style-name="T1"><text:line-break/></text:span><text:span text:style-name="T1">by </text:span><text:span text:style-name="T2">“</text:span><text:span text:style-name="T3">Mert</text:span><text:span text:style-name="T2"> </text:span><text:span text:style-name="T4">Gör</text:span><text:span text:style-name="T2">” GFDL1v.3 or any later</text:span></text:p>
          </draw:text-box>
        </draw:frame>
        <draw:frame presentation:style-name="pr4" draw:text-style-name="P8" draw:layer="layout" svg:width="22.5cm" svg:height="9.134cm" svg:x="4.5cm" svg:y="3.8cm" presentation:class="subtitle">
          <draw:text-box>
            <text:p>converging Teams for speeding up the processes as in matter running instances and development and administrative lifecyc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0">
        <office:forms form:automatic-focus="false" form:apply-design-mode="false"/>
        <draw:frame presentation:style-name="pr1" draw:layer="layout" svg:width="22.5cm" svg:height="3.745cm" svg:x="4.5cm" svg:y="0.028cm" presentation:class="title" presentation:user-transformed="true">
          <draw:text-box>
            <text:p text:style-name="P5"><text:span text:style-name="T1">Building Community Infrastructures </text:span><text:span text:style-name="T1"><text:line-break/></text:span><text:span text:style-name="T1">for </text:span><text:span text:style-name="T1"><text:line-break/></text:span><text:span text:style-name="T1">the Internet Cyberspace</text:span><text:span text:style-name="T1"><text:line-break/></text:span><text:span text:style-name="T1">by </text:span><text:span text:style-name="T2">“</text:span><text:span text:style-name="T3">Mert</text:span><text:span text:style-name="T2"> </text:span><text:span text:style-name="T4">Gör</text:span><text:span text:style-name="T2">” GFDL1v.3 or any later</text:span></text:p>
          </draw:text-box>
        </draw:frame>
        <draw:frame presentation:style-name="pr4" draw:text-style-name="P8" draw:layer="layout" svg:width="22.5cm" svg:height="9.134cm" svg:x="4.5cm" svg:y="3.8cm" presentation:class="subtitle">
          <draw:text-box>
            <text:p>And this is an open way to software and open infrastructur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0">
        <office:forms form:automatic-focus="false" form:apply-design-mode="false"/>
        <draw:frame presentation:style-name="pr1" draw:layer="layout" svg:width="22.5cm" svg:height="3.745cm" svg:x="4.5cm" svg:y="0.028cm" presentation:class="title" presentation:user-transformed="true">
          <draw:text-box>
            <text:p text:style-name="P5"><text:span text:style-name="T1">Building Community Infrastructures </text:span><text:span text:style-name="T1"><text:line-break/></text:span><text:span text:style-name="T1">for </text:span><text:span text:style-name="T1"><text:line-break/></text:span><text:span text:style-name="T1">the Internet Cyberspace</text:span><text:span text:style-name="T1"><text:line-break/></text:span><text:span text:style-name="T1">by </text:span><text:span text:style-name="T2">“</text:span><text:span text:style-name="T3">Mert</text:span><text:span text:style-name="T2"> </text:span><text:span text:style-name="T4">Gör</text:span><text:span text:style-name="T2">” GFDL1v.3 or any later</text:span></text:p>
          </draw:text-box>
        </draw:frame>
        <draw:frame presentation:style-name="pr4" draw:text-style-name="P9" draw:layer="layout" svg:width="22.5cm" svg:height="10.935cm" svg:x="4.5cm" svg:y="2.896cm" presentation:class="subtitle" presentation:user-transformed="true">
          <draw:text-box>
            <text:p text:style-name="P3"><text:span text:style-name="T5"/></text:p>
            <text:p text:style-name="P3"><text:span text:style-name="T5">abilitiy to change hardware which is controlled by users/consumers</text:span></text:p>
            <text:p text:style-name="P3"><text:span text:style-name="T5">control over software</text:span></text:p>
            <text:p text:style-name="P3"><text:span text:style-name="T5">control over teams</text:span></text:p>
            <text:p text:style-name="P3"><text:span text:style-name="T5">This is how our projects works</text:span></text:p>
            <text:p text:style-name="P3"><text:span text:style-name="T5">Happy Converging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03:09:15.948362594</meta:creation-date>
    <meta:editing-duration>PT54M59S</meta:editing-duration>
    <meta:editing-cycles>37</meta:editing-cycles>
    <meta:generator>LibreOffice/6.4.6.2$Linux_X86_64 LibreOffice_project/40$Build-2</meta:generator>
    <dc:title>DNA</dc:title>
    <dc:date>2021-01-06T04:04:31.267704682</dc:date>
    <meta:document-statistic meta:object-count="50"/>
  </office:meta>
</office:document-meta>
</file>